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e14f2" style:font-name="DejaVu Sans Mono" fo:font-size="10pt" fo:font-weight="bold" officeooo:rsid="001c53c1" officeooo:paragraph-rsid="001dfcfb"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e14f2" style:font-name="DejaVu Sans Mono" fo:font-size="10pt" fo:font-weight="bold" officeooo:rsid="0025e982" officeooo:paragraph-rsid="002813d1"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e14f2" style:font-name="DejaVu Sans Mono" fo:font-size="10pt" fo:font-weight="bold" officeooo:rsid="0025e982" officeooo:paragraph-rsid="0025e982"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e14f2" style:font-name="DejaVu Sans Mono" fo:font-size="10pt" fo:font-weight="bold" officeooo:rsid="00071bab" officeooo:paragraph-rsid="002dad67" style:font-size-asian="10pt" style:font-weight-asian="bold" style:font-size-complex="10pt" style:font-weight-complex="bold"/>
    </style:style>
    <style:style style:name="P5" style:family="paragraph" style:parent-style-name="Standard">
      <style:text-properties fo:color="#0e14f2" style:font-name="DejaVu Sans Mono" fo:font-size="10pt" fo:font-weight="bold" officeooo:rsid="00071bab" officeooo:paragraph-rsid="002dad67"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e14f2" style:font-name="DejaVu Sans Mono" fo:font-size="12pt" fo:font-weight="bold" officeooo:rsid="001c53c1" officeooo:paragraph-rsid="001dfcfb"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ce181e" style:font-name="DejaVu Sans Mono" fo:font-size="16pt" fo:font-weight="bold" officeooo:rsid="000be3cd" officeooo:paragraph-rsid="001dfcfb"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ce181e" style:font-name="DejaVu Sans Mono" fo:font-size="16pt" fo:font-weight="bold" officeooo:rsid="000be3cd" officeooo:paragraph-rsid="00232570"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ce181e" style:font-name="DejaVu Sans Mono" fo:font-size="16pt" fo:font-weight="bold" officeooo:rsid="000be3cd" officeooo:paragraph-rsid="003117de"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ce181e" style:font-name="DejaVu Sans Mono" fo:font-size="16pt" fo:font-weight="bold" officeooo:rsid="001c53c1" officeooo:paragraph-rsid="001dfcfb"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ce181e" style:font-name="DejaVu Sans Mono" fo:font-size="16pt" fo:font-weight="bold" officeooo:rsid="0025e982" officeooo:paragraph-rsid="002813d1"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ce181e" style:font-name="DejaVu Sans Mono" fo:font-size="10pt" fo:font-weight="bold" officeooo:rsid="001c53c1" officeooo:paragraph-rsid="001dfcfb" style:font-size-asian="10pt" style:font-weight-asian="bold" style:font-size-complex="10pt" style:font-weight-complex="bold"/>
    </style:style>
    <style:style style:name="P13" style:family="paragraph" style:parent-style-name="Standard">
      <style:paragraph-properties fo:text-align="start" style:justify-single-word="false"/>
      <style:text-properties fo:color="#ce181e" style:font-name="DejaVu Sans Mono" fo:font-size="10pt" fo:font-weight="bold" officeooo:rsid="0025e982" officeooo:paragraph-rsid="0025e982"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ce181e" style:font-name="DejaVu Sans Mono" fo:font-size="10pt" fo:font-weight="bold" officeooo:rsid="0025e982" officeooo:paragraph-rsid="002813d1"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ce181e" style:font-name="DejaVu Sans Mono" fo:font-size="10pt" fo:font-weight="bold" officeooo:rsid="003117de" officeooo:paragraph-rsid="003117de"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ce181e" style:font-name="DejaVu Sans Mono" fo:font-size="10pt" fo:font-weight="bold" officeooo:rsid="002a69ac" officeooo:paragraph-rsid="002a69ac" style:font-size-asian="8.75pt" style:font-weight-asian="bold" style:font-size-complex="10pt" style:font-weight-complex="bold"/>
    </style:style>
    <style:style style:name="P17" style:family="paragraph" style:parent-style-name="Standard">
      <style:paragraph-properties fo:text-align="start" style:justify-single-word="false"/>
      <style:text-properties fo:color="#ce181e" style:font-name="DejaVu Sans Mono" fo:font-size="10pt" fo:font-weight="bold" officeooo:rsid="000be3cd" officeooo:paragraph-rsid="003117de" style:font-size-asian="8.75pt" style:font-weight-asian="bold" style:font-size-complex="10pt" style:font-weight-complex="bold"/>
    </style:style>
    <style:style style:name="P18" style:family="paragraph" style:parent-style-name="Standard">
      <style:paragraph-properties fo:text-align="start" style:justify-single-word="false"/>
      <style:text-properties fo:color="#ce181e" style:font-name="DejaVu Sans Mono" fo:font-size="10pt" fo:font-weight="bold" officeooo:rsid="003117de" officeooo:paragraph-rsid="003117de" style:font-size-asian="8.75pt" style:font-weight-asian="bold" style:font-size-complex="10pt" style:font-weight-complex="bold"/>
    </style:style>
    <style:style style:name="P19" style:family="paragraph" style:parent-style-name="Standard">
      <style:paragraph-properties fo:text-align="start" style:justify-single-word="false"/>
      <style:text-properties fo:color="#ce181e" style:font-name="DejaVu Sans Mono" fo:font-size="12pt" fo:font-weight="bold" officeooo:rsid="001c53c1" officeooo:paragraph-rsid="001dfcfb"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e181e" style:font-name="DejaVu Sans Mono" fo:font-size="12pt" fo:font-weight="bold" officeooo:rsid="0025e982" officeooo:paragraph-rsid="002813d1"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DejaVu Sans Mono" fo:font-size="10pt" fo:font-weight="normal" officeooo:rsid="001c53c1" officeooo:paragraph-rsid="001dfcfb"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DejaVu Sans Mono" fo:font-size="10pt" fo:font-weight="bold" officeooo:rsid="001c53c1" officeooo:paragraph-rsid="001dfcfb"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000000" style:font-name="DejaVu Sans Mono" fo:font-size="10pt" fo:font-weight="bold" officeooo:rsid="0025e982" officeooo:paragraph-rsid="0025e982" style:font-size-asian="10pt" style:font-weight-asian="bold" style:font-size-complex="10pt" style:font-weight-complex="bold"/>
    </style:style>
    <style:style style:name="P24" style:family="paragraph" style:parent-style-name="Standard">
      <style:paragraph-properties fo:text-align="start" style:justify-single-word="false"/>
      <style:text-properties fo:color="#000000" style:font-name="DejaVu Sans Mono" fo:font-size="10pt" fo:font-weight="bold" officeooo:rsid="003117de" officeooo:paragraph-rsid="003117de"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style:font-name="DejaVu Sans Mono" fo:font-size="10pt" fo:font-weight="bold" officeooo:rsid="002a69ac" officeooo:paragraph-rsid="002a69ac" style:font-size-asian="8.75pt" style:font-weight-asian="bold" style:font-size-complex="10pt" style:font-weight-complex="bold"/>
    </style:style>
    <style:style style:name="P26" style:family="paragraph" style:parent-style-name="Standard">
      <style:paragraph-properties fo:text-align="start" style:justify-single-word="false"/>
      <style:text-properties fo:color="#000000" style:font-name="DejaVu Sans Mono" fo:font-size="10pt" fo:font-weight="bold" officeooo:rsid="003117de" officeooo:paragraph-rsid="003117de" style:font-size-asian="8.75pt" style:font-weight-asian="bold" style:font-size-complex="10pt" style:font-weight-complex="bold"/>
    </style:style>
    <style:style style:name="P27" style:family="paragraph" style:parent-style-name="Standard">
      <style:paragraph-properties fo:text-align="start" style:justify-single-word="false"/>
      <style:text-properties fo:color="#ed1c24" style:font-name="DejaVu Sans Mono" fo:font-size="12pt" fo:font-weight="bold" officeooo:rsid="0025e982" officeooo:paragraph-rsid="0025e982"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ed1c24" style:font-name="DejaVu Sans Mono" fo:font-size="10pt" fo:font-weight="bold" officeooo:rsid="003117de" officeooo:paragraph-rsid="003117de" style:font-size-asian="10pt" style:font-weight-asian="bold" style:font-size-complex="10pt" style:font-weight-complex="bold"/>
    </style:style>
    <style:style style:name="P29" style:family="paragraph" style:parent-style-name="Standard">
      <style:paragraph-properties fo:text-align="start" style:justify-single-word="false"/>
      <style:text-properties fo:color="#0c09f9" style:font-name="DejaVu Sans Mono" fo:font-size="10pt" fo:font-weight="bold" officeooo:rsid="0025e982" officeooo:paragraph-rsid="002813d1" fo:background-color="transparent"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0c09f9" style:font-name="DejaVu Sans Mono" fo:font-size="10pt" fo:font-weight="bold" officeooo:rsid="0025e982" officeooo:paragraph-rsid="0025e982"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c09f9" style:font-name="DejaVu Sans Mono" fo:font-size="10pt" fo:font-weight="bold" officeooo:rsid="003117de" officeooo:paragraph-rsid="003117de" style:font-size-asian="10pt" style:font-weight-asian="bold" style:font-size-complex="10pt" style:font-weight-complex="bold"/>
    </style:style>
    <style:style style:name="P32" style:family="paragraph" style:parent-style-name="Standard">
      <style:paragraph-properties fo:text-align="start" style:justify-single-word="false"/>
      <style:text-properties fo:color="#0c09f9" style:font-name="DejaVu Sans Mono" fo:font-size="10pt" fo:font-weight="bold" officeooo:rsid="003117de" officeooo:paragraph-rsid="003117de" style:font-size-asian="10pt" style:font-weight-asian="bold" style:font-size-complex="10pt" style:font-weight-complex="bold"/>
    </style:style>
    <style:style style:name="P33" style:family="paragraph" style:parent-style-name="Standard">
      <style:paragraph-properties fo:text-align="start" style:justify-single-word="false"/>
      <style:text-properties fo:color="#0c09f9" style:font-name="DejaVu Sans Mono" fo:font-size="10pt" fo:font-weight="bold" officeooo:rsid="00363c4e" officeooo:paragraph-rsid="0037da4b"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c09f9" style:font-name="DejaVu Sans Mono" fo:font-size="10pt" fo:font-weight="bold" officeooo:rsid="00370c28" officeooo:paragraph-rsid="00370c28"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0c09f9" style:font-name="DejaVu Sans Mono" fo:font-size="10pt" fo:font-weight="bold" officeooo:rsid="0037da4b" officeooo:paragraph-rsid="0037da4b"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0c09f9" style:font-name="DejaVu Sans Mono" fo:font-size="10pt" fo:font-weight="bold" officeooo:rsid="0025e982" officeooo:paragraph-rsid="002813d1" fo:background-color="transparent"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0c09f9" style:font-name="DejaVu Sans Mono" fo:font-size="10pt" fo:font-weight="bold" officeooo:rsid="0025e982" officeooo:paragraph-rsid="0037da4b" fo:background-color="transparent" style:font-size-asian="10pt" style:font-weight-asian="bold" style:font-size-complex="10pt" style:font-weight-complex="bold"/>
    </style:style>
    <style:style style:name="P38" style:family="paragraph" style:parent-style-name="Standard">
      <style:paragraph-properties fo:text-align="start" style:justify-single-word="false"/>
      <style:text-properties fo:color="#0c09f9" officeooo:rsid="00363c4e" officeooo:paragraph-rsid="00363c4e"/>
    </style:style>
    <style:style style:name="P39" style:family="paragraph" style:parent-style-name="Standard">
      <style:paragraph-properties fo:text-align="start" style:justify-single-word="false"/>
      <style:text-properties fo:color="#0c09f9" officeooo:rsid="00363c4e" officeooo:paragraph-rsid="0034a39f"/>
    </style:style>
    <style:style style:name="P40" style:family="paragraph" style:parent-style-name="Standard">
      <style:paragraph-properties fo:text-align="start" style:justify-single-word="false"/>
      <style:text-properties fo:color="#000000" officeooo:paragraph-rsid="0034a39f"/>
    </style:style>
    <style:style style:name="P41" style:family="paragraph" style:parent-style-name="Standard">
      <style:paragraph-properties fo:text-align="start" style:justify-single-word="false"/>
      <style:text-properties fo:color="#ff0000" style:font-name="DejaVu Sans Mono" fo:font-size="10pt" fo:font-weight="bold" officeooo:rsid="00370c28" officeooo:paragraph-rsid="00370c28"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111111" style:font-name="DejaVu Sans Mono" fo:font-size="10pt" fo:font-weight="bold" officeooo:rsid="00363c4e" officeooo:paragraph-rsid="00363c4e"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111111" style:font-name="DejaVu Sans Mono" fo:font-size="10pt" fo:font-weight="bold" officeooo:rsid="00370c28" officeooo:paragraph-rsid="00370c28" style:font-size-asian="10pt" style:font-weight-asian="bold" style:font-size-complex="10pt" style:font-weight-complex="bold"/>
    </style:style>
    <style:style style:name="T1" style:family="text">
      <style:text-properties officeooo:rsid="0020fff1"/>
    </style:style>
    <style:style style:name="T2" style:family="text">
      <style:text-properties fo:color="#000000" fo:font-size="10pt" style:font-size-asian="10pt" style:font-size-complex="10pt"/>
    </style:style>
    <style:style style:name="T3" style:family="text">
      <style:text-properties fo:color="#000000" fo:font-weight="normal" style:font-weight-asian="normal" style:font-weight-complex="normal"/>
    </style:style>
    <style:style style:name="T4" style:family="text">
      <style:text-properties officeooo:rsid="0025e982"/>
    </style:style>
    <style:style style:name="T5" style:family="text">
      <style:text-properties officeooo:rsid="003117de"/>
    </style:style>
    <style:style style:name="T6" style:family="text">
      <style:text-properties style:font-name="DejaVu Sans Mono" fo:font-size="10pt" fo:font-weight="bold" fo:background-color="transparent" loext:char-shading-value="0" style:font-size-asian="10pt" style:font-weight-asian="bold" style:font-size-complex="10pt" style:font-weight-complex="bold"/>
    </style:style>
    <style:style style:name="T7" style:family="text">
      <style:text-properties style:font-name="DejaVu Sans Mono" fo:font-size="10pt" fo:font-weight="bold" officeooo:rsid="0034a39f" fo:background-color="transparent" loext:char-shading-value="0" style:font-size-asian="10pt" style:font-weight-asian="bold" style:font-size-complex="10pt" style:font-weight-complex="bold"/>
    </style:style>
    <style:style style:name="T8" style:family="text">
      <style:text-properties officeooo:rsid="00370c28"/>
    </style:style>
    <style:style style:name="T9" style:family="text">
      <style:text-properties fo:background-color="transparent" loext:char-shading-value="0"/>
    </style:style>
    <style:style style:name="T10" style:family="text">
      <style:text-properties officeooo:rsid="003cdca6"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 <text:span text:style-name="T1">2</text:span> EXCERCISE <text:span text:style-name="T1">1</text:span> :</text:p>
      <text:p text:style-name="P7"/>
      <text:p text:style-name="P21">1.Try the following shell command</text:p>
      <text:p text:style-name="P10"><text:s text:c="3"/><text:span text:style-name="T2">$ echo $HOME,$PATH</text:span></text:p>
      <text:p text:style-name="P22"><text:s text:c="5"/>$ echo $MAIL</text:p>
      <text:p text:style-name="P22"><text:s text:c="5"/>$ echo $USER,$SHELL,$TERM</text:p>
      <text:p text:style-name="P10"><text:s/></text:p>
      <text:p text:style-name="P19">answer:</text:p>
      <text:p text:style-name="P6"/>
      <text:p text:style-name="P1">$ echo $HOME,$PATH</text:p>
      <text:p text:style-name="P1">/home/student,/usr/local/sbin:/usr/local/bin:/usr/sbin:/usr/bin:/sbin:/bin:/usr/games:/usr/local/games:/snap/bin</text:p>
      <text:p text:style-name="P1">$ echo $MAIL</text:p>
      <text:p text:style-name="P1"/>
      <text:p text:style-name="P1">$ echo $USER,$SHELL,$TERM</text:p>
      <text:p text:style-name="P1">student,/bin/sh,xterm-256color</text:p>
      <text:p text:style-name="P12"/>
      <text:p text:style-name="P21">2.Try the following snippet,which illustrate the differece between</text:p>
      <text:p text:style-name="P12"><text:span text:style-name="T3"><text:s text:c="2"/>and environment variable</text:span>.</text:p>
      <text:p text:style-name="P12"/>
      <text:p text:style-name="P22">$ firstname=rakesh</text:p>
      <text:p text:style-name="P22">$ lstname=sharma </text:p>
      <text:p text:style-name="P22">$ echo $firstname $lastname</text:p>
      <text:p text:style-name="P22">rakesh sharma</text:p>
      <text:p text:style-name="P22">$ export lastname="lastname"</text:p>
      <text:p text:style-name="P22">$ sh</text:p>
      <text:p text:style-name="P22">control+D</text:p>
      <text:p text:style-name="P22">$ echo $firstname $lastname </text:p>
      <text:p text:style-name="P12"/>
      <text:p text:style-name="P19">Answer:</text:p>
      <text:p text:style-name="P12"/>
      <text:p text:style-name="P1">$ firstname=mohammad</text:p>
      <text:p text:style-name="P1">$ lstname=tofik </text:p>
      <text:p text:style-name="P1">$ echo $firstname $lastname</text:p>
      <text:p text:style-name="P1">mohammad tofik</text:p>
      <text:p text:style-name="P1">$ export lastname="lastname"</text:p>
      <text:p text:style-name="P1">$ sh</text:p>
      <text:p text:style-name="P1">control+D</text:p>
      <text:p text:style-name="P1">$ echo $firstname $lastname </text:p>
      <text:p text:style-name="P1">mohammad tofik</text:p>
      <text:p text:style-name="P1"/>
      <text:p text:style-name="P1"/>
      <text:p text:style-name="P1"/>
      <text:p text:style-name="P8">LAB <text:span text:style-name="T1">2</text:span> EXCERCISE <text:span text:style-name="T4">2</text:span> :</text:p>
      <text:p text:style-name="P8"/>
      <text:p text:style-name="P23">1.Try the following,which illustrates he usage of ps:</text:p>
      <text:p text:style-name="P25"/>
      <text:p text:style-name="P25">$(sleep 10; echo done) &amp;</text:p>
      <text:p text:style-name="P25">$ps</text:p>
      <text:p text:style-name="P25"/>
      <text:p text:style-name="P27">Answer : </text:p>
      <text:p text:style-name="P3">$ (sleep 10; echo done) &amp;</text:p>
      <text:p text:style-name="P3">$ done</text:p>
      <text:p text:style-name="P3">ps</text:p>
      <text:p text:style-name="P3"><text:s text:c="2"/>PID TTY <text:s text:c="9"/>TIME CMD</text:p>
      <text:p text:style-name="P3"><text:s/>8343 pts/0 <text:s text:c="3"/>00:00:00 sh</text:p>
      <text:p text:style-name="P3"><text:s/>8355 pts/0 <text:s text:c="3"/>00:00:00 ps</text:p>
      <text:p text:style-name="P3">[1] + Done <text:s text:c="22"/>(sleep 10; echo done)</text:p>
      <text:p text:style-name="P13"><text:soft-page-break/></text:p>
      <text:p text:style-name="P3">$ ps</text:p>
      <text:p text:style-name="P3"><text:s text:c="2"/>PID TTY <text:s text:c="9"/>TIME CMD</text:p>
      <text:p text:style-name="P3"><text:s/>8343 pts/0 <text:s text:c="3"/>00:00:00 sh</text:p>
      <text:p text:style-name="P3"><text:s/>8503 pts/0 <text:s text:c="3"/>00:00:00 ps</text:p>
      <text:p text:style-name="P13"/>
      <text:p text:style-name="P23">2.Try the fllowing,which illustrates the usage of kill:</text:p>
      <text:p text:style-name="P23"/>
      <text:p text:style-name="P25">$(sleep 10; echo done) &amp;</text:p>
      <text:p text:style-name="P25">$kill pid</text:p>
      <text:p text:style-name="P16"/>
      <text:p text:style-name="P27">Answer : </text:p>
      <text:p text:style-name="P27"/>
      <text:p text:style-name="P3">$ (sleep 10; echo done)&amp;</text:p>
      <text:p text:style-name="P3">$ done</text:p>
      <text:p text:style-name="P3">kill</text:p>
      <text:p text:style-name="P3">sh: 7: kill: Usage: kill [-s sigspec | -signum | -sigspec] [pid | job]... or</text:p>
      <text:p text:style-name="P3">kill -l [exitstatus]</text:p>
      <text:p text:style-name="P3">[1] + Done <text:s text:c="22"/>(sleep 10; echo done)</text:p>
      <text:p text:style-name="P3"/>
      <text:p text:style-name="P3">$ ps </text:p>
      <text:p text:style-name="P3"><text:s text:c="2"/>PID TTY <text:s text:c="9"/>TIME CMD</text:p>
      <text:p text:style-name="P3"><text:s/>8343 pts/0 <text:s text:c="3"/>00:00:00 sh</text:p>
      <text:p text:style-name="P3"><text:s/>8512 pts/0 <text:s text:c="3"/>00:00:00 ps</text:p>
      <text:p text:style-name="P3">$ kill 8503</text:p>
      <text:p text:style-name="P3">sh: 25: kill: No such process</text:p>
      <text:p text:style-name="P3"/>
      <text:p text:style-name="P5">$ kill</text:p>
      <text:p text:style-name="P5">sh: 2: kill: Usage: kill [-s sigspec | -signum | -sigspec] [pid | job]... or</text:p>
      <text:p text:style-name="P5">kill -l [exitstatus]</text:p>
      <text:p text:style-name="P4">$ done</text:p>
      <text:p text:style-name="P13"/>
      <text:p text:style-name="P23">3.Try the following,which illustrates the usage of wait:</text:p>
      <text:p text:style-name="P23"/>
      <text:p text:style-name="P25">$(sleep 10; echo done) &amp;</text:p>
      <text:p text:style-name="P25">$(sleep 10; echo done) &amp;</text:p>
      <text:p text:style-name="P25">$echo done 3;wait;echo done 4</text:p>
      <text:p text:style-name="P16"/>
      <text:p text:style-name="P16"/>
      <text:p text:style-name="P20">Answer : </text:p>
      <text:p text:style-name="P11"/>
      <text:p text:style-name="P2">$ (sleep 10; echo done 1)&amp;</text:p>
      <text:p text:style-name="P2">$ done 1</text:p>
      <text:p text:style-name="P2">wait</text:p>
      <text:p text:style-name="P2">[1] + Done <text:s text:c="22"/>(sleep 10; echo done 1)</text:p>
      <text:p text:style-name="P2">$ (sleep 10; echo done 2)&amp;</text:p>
      <text:p text:style-name="P2">$ done 2</text:p>
      <text:p text:style-name="P2">wait</text:p>
      <text:p text:style-name="P2">[1] + Done <text:s text:c="22"/>(sleep 10; echo done 2)</text:p>
      <text:p text:style-name="P2">$ echo done 3; wait;echo done 4</text:p>
      <text:p text:style-name="P2">done 3</text:p>
      <text:p text:style-name="P2">done 4</text:p>
      <text:p text:style-name="P2"/>
      <text:p text:style-name="P2"/>
      <text:p text:style-name="P2"/>
      <text:p text:style-name="P2"/>
      <text:p text:style-name="P2"/>
      <text:p text:style-name="P2"/>
      <text:p text:style-name="P2"/>
      <text:p text:style-name="P2"/>
      <text:p text:style-name="P2"/>
      <text:p text:style-name="P2"><text:soft-page-break/></text:p>
      <text:p text:style-name="P9">LAB <text:span text:style-name="T1">2</text:span> EXCERCISE <text:span text:style-name="T5">3</text:span> :</text:p>
      <text:p text:style-name="P17"/>
      <text:p text:style-name="P26">1.List all the files under given input diretory,whose extension</text:p>
      <text:p text:style-name="P26"><text:s text:c="2"/>has only one character.</text:p>
      <text:p text:style-name="P18"/>
      <text:p text:style-name="P18">Answer :</text:p>
      <text:p text:style-name="P18"/>
      <text:p text:style-name="P29">$ cat&gt;script.sh </text:p>
      <text:p text:style-name="P29">echo " Files that has extension only one character = `ls *.?`"</text:p>
      <text:p text:style-name="P29">$ ./script.sh</text:p>
      <text:p text:style-name="P29"><text:s/>Files that has extension only one character = pgm1.c</text:p>
      <text:p text:style-name="P29">pgm2.t</text:p>
      <text:p text:style-name="P29">pgm3.s</text:p>
      <text:p text:style-name="P29"/>
      <text:p text:style-name="P29"/>
      <text:p text:style-name="P40"><text:span text:style-name="T7">2.Write a shell script that that accepts two commandline prameter.First Parameter indicates the directory and second parameter indicates the regular expression.The script should display alla the files and directories in the directory specified in the first documents matchinf the format specified in the second argument.</text:span></text:p>
      <text:p text:style-name="P39"><text:span text:style-name="T6"/></text:p>
      <text:p text:style-name="P38"><text:span text:style-name="T6">$cat&gt;script3.sh</text:span></text:p>
      <text:p text:style-name="P38"><text:span text:style-name="T6">cd $1</text:span></text:p>
      <text:p text:style-name="P38"><text:span text:style-name="T6">ls | grep $2</text:span></text:p>
      <text:p text:style-name="P38"><text:span text:style-name="T6">$chmod +x script3.sh</text:span></text:p>
      <text:p text:style-name="P38"><text:span text:style-name="T6">$./script3.sh ~/lab2/ a</text:span></text:p>
      <text:p text:style-name="P38"><text:span text:style-name="T6">a.txt</text:span></text:p>
      <text:p text:style-name="P38"><text:span text:style-name="T6"/></text:p>
      <text:p text:style-name="P14"/>
      <text:p text:style-name="P24">3.Count the number of users logged on to the system ,display the</text:p>
      <text:p text:style-name="P24"><text:s text:c="2"/>the output as number of users logged into the system.</text:p>
      <text:p text:style-name="P24"/>
      <text:p text:style-name="P18">Answer :</text:p>
      <text:p text:style-name="P18"/>
      <text:p text:style-name="P30"><text:span text:style-name="T5">$</text:span>cat &gt; script3.sh</text:p>
      <text:p text:style-name="P30">echo number of users logged into the system are `who | wc -l`</text:p>
      <text:p text:style-name="P30">$ chmod +x script3.sh <text:s text:c="15"/></text:p>
      <text:p text:style-name="P30">$ ./script3.sh</text:p>
      <text:p text:style-name="P30">number of users logged into the system are 1</text:p>
      <text:p text:style-name="P13"/>
      <text:p text:style-name="P24">4.Count the only number of files in the current directory</text:p>
      <text:p text:style-name="P24"/>
      <text:p text:style-name="P28">Answer:</text:p>
      <text:p text:style-name="P15"/>
      <text:p text:style-name="P31">$ <text:s/>cat &gt; script4.sh</text:p>
      <text:p text:style-name="P31">echo the number of files in the current directory is `ls -l | grep "^-" | wc -l`</text:p>
      <text:p text:style-name="P31">$ chmod +x script4.sh</text:p>
      <text:p text:style-name="P31">$ ./script4.sh</text:p>
      <text:p text:style-name="P31">the number of files in the current directory is 5</text:p>
      <text:p text:style-name="P31"/>
      <text:p text:style-name="P42">5.<text:span text:style-name="T8">Write a shell script that take two sorted numeric files as input and produce a single sorted numeric file without any duplicate document.</text:span></text:p>
      <text:p text:style-name="P42"/>
      <text:p text:style-name="P41">Answer :</text:p>
      <text:p text:style-name="P41"/>
      <text:p text:style-name="P34">$cat &gt;file1.txt</text:p>
      <text:p text:style-name="P34">1</text:p>
      <text:p text:style-name="P34">2</text:p>
      <text:p text:style-name="P34">3</text:p>
      <text:p text:style-name="P34">4</text:p>
      <text:p text:style-name="P34"><text:soft-page-break/>$cat &gt;file2.txt</text:p>
      <text:p text:style-name="P34">5</text:p>
      <text:p text:style-name="P34">6</text:p>
      <text:p text:style-name="P34">7</text:p>
      <text:p text:style-name="P34">8</text:p>
      <text:p text:style-name="P34">$cat &gt; script3.sh</text:p>
      <text:p text:style-name="P34">cat $1 &gt; merge</text:p>
      <text:p text:style-name="P34">cat $1 &gt;&gt; merge</text:p>
      <text:p text:style-name="P34">sort -n merge | uniq &gt; sorted merged</text:p>
      <text:p text:style-name="P34">cat sorted_merged</text:p>
      <text:p text:style-name="P34">$chmod +x script3.sh</text:p>
      <text:p text:style-name="P34">$./script3.sh file1.txt file2.txt</text:p>
      <text:p text:style-name="P34">1</text:p>
      <text:p text:style-name="P34">2</text:p>
      <text:p text:style-name="P34">3</text:p>
      <text:p text:style-name="P34">4</text:p>
      <text:p text:style-name="P34">5</text:p>
      <text:p text:style-name="P34">6</text:p>
      <text:p text:style-name="P34">7</text:p>
      <text:p text:style-name="P34">8</text:p>
      <text:p text:style-name="P34"/>
      <text:p text:style-name="P43">6.write a shell script that acepts two commandline argument.First argument indicates format of the file and the second argument indicates the destination directory.The script should copy all the files as specified in the first argument to the location indicated by the second argument.Also try script where the destination directory name has space in it.</text:p>
      <text:p text:style-name="P43"/>
      <text:p text:style-name="P34"/>
      <text:p text:style-name="P41">Answer :</text:p>
      <text:p text:style-name="P34"/>
      <text:p text:style-name="P34">$cat&gt;script4.sh</text:p>
      <text:p text:style-name="P34">cp `ls *$1` $2</text:p>
      <text:p text:style-name="P34">$chmod +x script4.sh</text:p>
      <text:p text:style-name="P34">$./script4.sh .sh ./test</text:p>
      <text:p text:style-name="P35">$cd test</text:p>
      <text:p text:style-name="P35">$ls</text:p>
      <text:p text:style-name="P37">pgm2.t pgm3.s</text:p>
      <text:p text:style-name="P33"><text:span text:style-name="T9">a.txt </text:span><text:span text:style-name="T10">script3.sh</text:span></text:p>
      <text:p text:style-name="P34"/>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0T15:34:54.945879642</meta:creation-date>
    <dc:date>2021-02-10T18:40:51.573224056</dc:date>
    <meta:editing-duration>PT1H10M3S</meta:editing-duration>
    <meta:editing-cycles>9</meta:editing-cycles>
    <meta:generator>LibreOffice/6.4.6.2$Linux_X86_64 LibreOffice_project/40$Build-2</meta:generator>
    <meta:document-statistic meta:table-count="0" meta:image-count="0" meta:object-count="0" meta:page-count="4" meta:paragraph-count="153" meta:word-count="671" meta:character-count="4010" meta:non-whitespace-character-count="3299"/>
  </office:meta>
</office:document-meta>
</file>